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64cm" svg:height="11.939cm" svg:x="10.532cm" svg:y="0.289cm">
            <draw:object draw:notify-on-update-of-ranges="Sheet1.B2:Sheet1.B60 Sheet1.D2:Sheet1.D60 Sheet1.C2:Sheet1.C60 Sheet1.B2:Sheet1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14.1126215286064" calcext:value-type="float">
            <text:p>1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7.6891035794768" calcext:value-type="float">
            <text:p>18</text:p>
          </table:table-cell>
          <table:table-cell office:value-type="float" office:value="0.22658" calcext:value-type="float">
            <text:p>0,2265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2"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22.1680181593804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27.774829009683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34.7900558525318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43.5619958032976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54.521972783208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68.202377421590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L/(1+EXP(-k*([.B10]-x0)))" office:value-type="float" office:value="85.2576318774194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formula="of:=L/(1+EXP(-k*([.B11]-x0)))" office:value-type="float" office:value="106.487962853074" calcext:value-type="float">
            <text:p>10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formula="of:=L/(1+EXP(-k*([.B12]-x0)))" office:value-type="float" office:value="132.865427133417" calcext:value-type="float">
            <text:p>13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formula="of:=L/(1+EXP(-k*([.B13]-x0)))" office:value-type="float" office:value="165.560922205709" calcext:value-type="float">
            <text:p>16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formula="of:=L/(1+EXP(-k*([.B14]-x0)))" office:value-type="float" office:value="205.969828203109" calcext:value-type="float">
            <text:p>20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formula="of:=L/(1+EXP(-k*([.B15]-x0)))" office:value-type="float" office:value="255.7323643629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L/(1+EXP(-k*([.B16]-x0)))" office:value-type="float" office:value="316.742640138387" calcext:value-type="float">
            <text:p>317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table:formula="of:=L/(1+EXP(-k*([.B17]-x0)))" office:value-type="float" office:value="391.13779107776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table:formula="of:=L/(1+EXP(-k*([.B18]-x0)))" office:value-type="float" office:value="481.25581070855" calcext:value-type="float">
            <text:p>48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36" calcext:value-type="float">
            <text:p>536</text:p>
          </table:table-cell>
          <table:table-cell table:formula="of:=L/(1+EXP(-k*([.B19]-x0)))" office:value-type="float" office:value="589.548444014294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34" calcext:value-type="float">
            <text:p>634</text:p>
          </table:table-cell>
          <table:table-cell table:formula="of:=L/(1+EXP(-k*([.B20]-x0)))" office:value-type="float" office:value="718.435125567503" calcext:value-type="float">
            <text:p>718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49" calcext:value-type="float">
            <text:p>749</text:p>
          </table:table-cell>
          <table:table-cell table:formula="of:=L/(1+EXP(-k*([.B21]-x0)))" office:value-type="float" office:value="870.087422120417" calcext:value-type="float">
            <text:p>87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1046.14312400174" calcext:value-type="float">
            <text:p>1 04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L/(1+EXP(-k*([.B23]-x0)))" office:value-type="float" office:value="1247.36672424493" calcext:value-type="float">
            <text:p>1 247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L/(1+EXP(-k*([.B24]-x0)))" office:value-type="float" office:value="1473.29776101991" calcext:value-type="float">
            <text:p>1 47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/(1+EXP(-k*([.B25]-x0)))" office:value-type="float" office:value="1721.95499198457" calcext:value-type="float">
            <text:p>1 72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/(1+EXP(-k*([.B26]-x0)))" office:value-type="float" office:value="1989.68172004509" calcext:value-type="float">
            <text:p>1 99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2271.21203912378" calcext:value-type="float">
            <text:p>2 27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2560" calcext:value-type="float">
            <text:p>2 56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848.78796087622" calcext:value-type="float">
            <text:p>2 849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3130.31827995491" calcext:value-type="float">
            <text:p>3 1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3398.04500801543" calcext:value-type="float">
            <text:p>3 398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3646.70223898009" calcext:value-type="float">
            <text:p>3 647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3872.63327575507" calcext:value-type="float">
            <text:p>3 87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4073.85687599826" calcext:value-type="float">
            <text:p>4 0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4249.91257787958" calcext:value-type="float">
            <text:p>4 25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4401.5648744325" calcext:value-type="float">
            <text:p>4 40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4530.45155598571" calcext:value-type="float">
            <text:p>4 5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4638.74418929145" calcext:value-type="float">
            <text:p>4 639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4728.86220892224" calcext:value-type="float">
            <text:p>4 729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4803.25735986161" calcext:value-type="float">
            <text:p>4 80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4864.2676356371" calcext:value-type="float">
            <text:p>4 86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4914.03017179689" calcext:value-type="float">
            <text:p>4 91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4954.43907779429" calcext:value-type="float">
            <text:p>4 95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4987.13457286658" calcext:value-type="float">
            <text:p>4 987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5013.51203714693" calcext:value-type="float">
            <text:p>5 01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5034.74236812258" calcext:value-type="float">
            <text:p>5 03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5051.79762257841" calcext:value-type="float">
            <text:p>5 05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5065.47802721679" calcext:value-type="float">
            <text:p>5 06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5076.4380041967" calcext:value-type="float">
            <text:p>5 07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5085.20994414747" calcext:value-type="float">
            <text:p>5 08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5092.22517099032" calcext:value-type="float">
            <text:p>5 09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5097.83198184062" calcext:value-type="float">
            <text:p>5 098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5102.31089642052" calcext:value-type="float">
            <text:p>5 10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5105.88737847139" calcext:value-type="float">
            <text:p>5 10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5108.74234281216" calcext:value-type="float">
            <text:p>5 109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5111.02076740051" calcext:value-type="float">
            <text:p>5 11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5112.83871059242" calcext:value-type="float">
            <text:p>5 11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5114.28900270337" calcext:value-type="float">
            <text:p>5 11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5115.44584574742" calcext:value-type="float">
            <text:p>5 11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5116.36852031114" calcext:value-type="float">
            <text:p>5 116</text:p>
          </table:table-cell>
          <table:table-cell table:number-columns-repeated="2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k" table:base-cell-address="$Sheet1.$D$3" table:cell-range-address="$Sheet1.$E$3"/>
        <table:named-range table:name="L" table:base-cell-address="$Sheet1.$D$2" table:cell-range-address="$Sheet1.$E$2"/>
        <table:named-range table:name="x0" table:base-cell-address="$Sheet1.$D$4" table:cell-range-address="$Sheet1.$E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 style:data-style-name="N2" text:time-value="00:27:24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25T01:00:05.358000000</dc:date>
    <meta:editing-duration>PT1H5M38S</meta:editing-duration>
    <meta:editing-cycles>52</meta:editing-cycles>
    <meta:generator>LibreOffice/6.4.2.2$Windows_X86_64 LibreOffice_project/4e471d8c02c9c90f512f7f9ead8875b57fcb1ec3</meta:generator>
    <meta:document-statistic meta:table-count="1" meta:cell-count="20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tar" chart:symbol-width="0.15cm" chart:symbol-height="0.15cm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Fine_20_Dotted" svg:stroke-width="0.01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65cm" svg:height="11.94cm" xlink:href=".." xlink:type="simple" chart:class="chart:scatter" chart:style-name="ch1">
        <chart:legend chart:legend-position="end" svg:x="5.628cm" svg:y="1.584cm" style:legend-expansion="custom" chartooo:width="3.539cm" chartooo:height="0.589cm" style:legend-expansion-aspect-ratio="6.00848896434635" chart:style-name="ch2"/>
        <chart:plot-area chart:style-name="ch3" table:cell-range-address="Sheet1.B2:Sheet1.D60" chart:data-source-has-labels="row" svg:x="-0.175cm" svg:y="0.246cm" svg:width="20.469cm" svg:height="11.692cm">
          <chartooo:coordinate-region svg:x="0.852cm" svg:y="0.441cm" svg:width="19.442cm" svg:height="10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0" loext:label-string="predicted" chart:class="chart:scatter">
            <chart:domain table:cell-range-address="Sheet1.B2:Sheet1.B60"/>
            <chart:data-point chart:repeated="59"/>
          </chart:series>
          <chart:series chart:style-name="ch8" chart:values-cell-range-address="Sheet1.C2:Sheet1.C60" loext:label-string="observed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dicted</text:p>
              </table:table-cell>
              <table:table-cell office:value-type="string">
                <text:p>observ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60</svg:desc>
                </draw:g>
              </table:table-cell>
              <table:table-cell office:value-type="float" office:value="14.1126215286064">
                <text:p>14.1126215286064</text:p>
                <draw:g>
                  <svg:desc>Sheet1.D2:Sheet1.D60</svg:desc>
                </draw:g>
              </table:table-cell>
              <table:table-cell office:value-type="float" office:value="1">
                <text:p>1</text:p>
                <draw:g>
                  <svg:desc>Sheet1.C2:Sheet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891035794768">
                <text:p>17.6891035794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.1680181593804">
                <text:p>22.1680181593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.7748290096835">
                <text:p>27.7748290096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4.7900558525318">
                <text:p>34.79005585253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.5619958032976">
                <text:p>43.56199580329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5219727832083">
                <text:p>54.52197278320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8.2023774215908">
                <text:p>68.20237742159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5.2576318774194">
                <text:p>85.25763187741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6.487962853074">
                <text:p>106.4879628530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2.865427133417">
                <text:p>132.8654271334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5.560922205709">
                <text:p>165.5609222057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05.969828203109">
                <text:p>205.96982820310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5.7323643629">
                <text:p>255.73236436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16.742640138387">
                <text:p>316.7426401383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91.137791077761">
                <text:p>391.13779107776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1.25581070855">
                <text:p>481.2558107085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89.548444014294">
                <text:p>589.54844401429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18.435125567503">
                <text:p>718.43512556750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0.087422120417">
                <text:p>870.08742212041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6.14312400174">
                <text:p>1046.1431240017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47.36672424493">
                <text:p>1247.3667242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73.29776101991">
                <text:p>1473.2977610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21.95499198457">
                <text:p>1721.9549919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89.68172004509">
                <text:p>1989.68172004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71.21203912378">
                <text:p>2271.2120391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48.78796087622">
                <text:p>2848.78796087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30.31827995491">
                <text:p>3130.3182799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398.04500801543">
                <text:p>3398.0450080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646.70223898009">
                <text:p>3646.7022389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872.63327575507">
                <text:p>3872.6332757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073.85687599826">
                <text:p>4073.8568759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249.91257787958">
                <text:p>4249.91257787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01.5648744325">
                <text:p>4401.564874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530.45155598571">
                <text:p>4530.4515559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638.74418929145">
                <text:p>4638.74418929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728.86220892224">
                <text:p>4728.8622089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803.25735986161">
                <text:p>4803.25735986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864.2676356371">
                <text:p>4864.2676356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14.03017179689">
                <text:p>4914.03017179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954.43907779429">
                <text:p>4954.4390777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987.13457286658">
                <text:p>4987.1345728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013.51203714693">
                <text:p>5013.51203714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034.74236812258">
                <text:p>5034.7423681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51.79762257841">
                <text:p>5051.7976225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065.47802721679">
                <text:p>5065.4780272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76.4380041967">
                <text:p>5076.438004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85.20994414747">
                <text:p>5085.2099441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92.22517099032">
                <text:p>5092.2251709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97.83198184062">
                <text:p>5097.8319818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02.31089642052">
                <text:p>5102.3108964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05.88737847139">
                <text:p>5105.88737847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08.74234281216">
                <text:p>5108.7423428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11.02076740051">
                <text:p>5111.0207674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112.83871059242">
                <text:p>5112.8387105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114.28900270337">
                <text:p>5114.2890027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115.44584574742">
                <text:p>5115.44584574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16.36852031114">
                <text:p>5116.368520311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